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197" officeooo:paragraph-rsid="00008197"/>
    </style:style>
    <style:style style:name="P2" style:family="paragraph" style:parent-style-name="Standard">
      <style:paragraph-properties fo:text-align="center" style:justify-single-word="false"/>
      <style:text-properties officeooo:rsid="00008197" officeooo:paragraph-rsid="00008197"/>
    </style:style>
    <style:style style:name="P3" style:family="paragraph" style:parent-style-name="Preformatted_20_Text">
      <style:text-properties officeooo:rsid="000eaf14" officeooo:paragraph-rsid="00008197"/>
    </style:style>
    <style:style style:name="P4" style:family="paragraph" style:parent-style-name="Preformatted_20_Text">
      <style:text-properties officeooo:rsid="000fedc9" officeooo:paragraph-rsid="00008197"/>
    </style:style>
    <style:style style:name="P5" style:family="paragraph" style:parent-style-name="Preformatted_20_Text">
      <style:text-properties officeooo:rsid="00008197" officeooo:paragraph-rsid="00008197"/>
    </style:style>
    <style:style style:name="P6" style:family="paragraph" style:parent-style-name="Preformatted_20_Text">
      <style:text-properties officeooo:paragraph-rsid="00025d5d"/>
    </style:style>
    <style:style style:name="P7" style:family="paragraph" style:parent-style-name="Preformatted_20_Text">
      <style:text-properties officeooo:rsid="00025d5d" officeooo:paragraph-rsid="00053d61"/>
    </style:style>
    <style:style style:name="P8" style:family="paragraph" style:parent-style-name="Preformatted_20_Text">
      <style:text-properties officeooo:paragraph-rsid="0003b310"/>
    </style:style>
    <style:style style:name="P9" style:family="paragraph" style:parent-style-name="Preformatted_20_Text">
      <style:text-properties officeooo:paragraph-rsid="00053d61"/>
    </style:style>
    <style:style style:name="P10" style:family="paragraph" style:parent-style-name="Preformatted_20_Text">
      <style:text-properties officeooo:rsid="00053d61" officeooo:paragraph-rsid="00053d61"/>
    </style:style>
    <style:style style:name="P11" style:family="paragraph" style:parent-style-name="Preformatted_20_Text">
      <style:text-properties officeooo:rsid="0001744d" officeooo:paragraph-rsid="0001744d"/>
    </style:style>
    <style:style style:name="P12" style:family="paragraph" style:parent-style-name="Preformatted_20_Text">
      <style:text-properties officeooo:rsid="0001744d" officeooo:paragraph-rsid="00025d5d"/>
    </style:style>
    <style:style style:name="P13" style:family="paragraph" style:parent-style-name="Preformatted_20_Text">
      <style:text-properties officeooo:rsid="0003b310" officeooo:paragraph-rsid="0003b310"/>
    </style:style>
    <style:style style:name="P14" style:family="paragraph" style:parent-style-name="Preformatted_20_Text">
      <style:text-properties officeooo:rsid="00147536" officeooo:paragraph-rsid="00147536"/>
    </style:style>
    <style:style style:name="P15" style:family="paragraph" style:parent-style-name="Preformatted_20_Text">
      <style:text-properties officeooo:rsid="00177de7" officeooo:paragraph-rsid="00147536"/>
    </style:style>
    <style:style style:name="P16" style:family="paragraph" style:parent-style-name="Preformatted_20_Text">
      <style:text-properties officeooo:rsid="00177de7" officeooo:paragraph-rsid="00217401"/>
    </style:style>
    <style:style style:name="P17" style:family="paragraph" style:parent-style-name="Preformatted_20_Text">
      <style:text-properties officeooo:rsid="00185f57" officeooo:paragraph-rsid="00185f57"/>
    </style:style>
    <style:style style:name="P18" style:family="paragraph" style:parent-style-name="Preformatted_20_Text">
      <style:text-properties officeooo:rsid="00185f57" officeooo:paragraph-rsid="001a67ac"/>
    </style:style>
    <style:style style:name="P19" style:family="paragraph" style:parent-style-name="Preformatted_20_Text">
      <style:text-properties officeooo:rsid="00185f57" officeooo:paragraph-rsid="00217401"/>
    </style:style>
    <style:style style:name="P20" style:family="paragraph" style:parent-style-name="Preformatted_20_Text">
      <style:text-properties officeooo:rsid="001a67ac" officeooo:paragraph-rsid="001a67ac"/>
    </style:style>
    <style:style style:name="P21" style:family="paragraph" style:parent-style-name="Preformatted_20_Text">
      <style:text-properties officeooo:paragraph-rsid="0006ad86"/>
    </style:style>
    <style:style style:name="P22" style:family="paragraph" style:parent-style-name="Preformatted_20_Text">
      <style:text-properties officeooo:rsid="0001744d" officeooo:paragraph-rsid="00025d5d"/>
    </style:style>
    <style:style style:name="P23" style:family="paragraph" style:parent-style-name="Preformatted_20_Text">
      <style:text-properties officeooo:rsid="000ddda9" officeooo:paragraph-rsid="000e13f5"/>
    </style:style>
    <style:style style:name="P24" style:family="paragraph" style:parent-style-name="Preformatted_20_Text">
      <style:text-properties fo:color="#000000" style:font-name="Liberation Mono" fo:font-size="10pt" officeooo:rsid="000ddda9" officeooo:paragraph-rsid="000ddda9" style:font-name-asian="Nimbus Mono L" style:font-size-asian="10pt" style:font-name-complex="Liberation Mono" style:font-size-complex="10pt"/>
    </style:style>
    <style:style style:name="P25" style:family="paragraph" style:parent-style-name="Preformatted_20_Text">
      <style:text-properties fo:color="#000000" style:font-name="Liberation Mono" fo:font-size="10pt" officeooo:rsid="000ddda9" officeooo:paragraph-rsid="000e13f5" style:font-name-asian="Nimbus Mono L" style:font-size-asian="10pt" style:font-name-complex="Liberation Mono" style:font-size-complex="10pt"/>
    </style:style>
    <style:style style:name="P26" style:family="paragraph" style:parent-style-name="Preformatted_20_Text">
      <style:text-properties officeooo:rsid="000e13f5" officeooo:paragraph-rsid="000e13f5"/>
    </style:style>
    <style:style style:name="P27" style:family="paragraph" style:parent-style-name="Preformatted_20_Text">
      <style:text-properties officeooo:rsid="000f6524" officeooo:paragraph-rsid="000f6524"/>
    </style:style>
    <style:style style:name="P28" style:family="paragraph" style:parent-style-name="Preformatted_20_Text">
      <style:text-properties officeooo:rsid="0006ad86" officeooo:paragraph-rsid="0006ad86"/>
    </style:style>
    <style:style style:name="P29" style:family="paragraph" style:parent-style-name="Preformatted_20_Text">
      <style:text-properties officeooo:rsid="00042b32" officeooo:paragraph-rsid="00042b32"/>
    </style:style>
    <style:style style:name="P30" style:family="paragraph" style:parent-style-name="Preformatted_20_Text">
      <style:text-properties officeooo:paragraph-rsid="00053d61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d851"/>
    </style:style>
    <style:style style:name="T2" style:family="text">
      <style:text-properties officeooo:rsid="000fedc9"/>
    </style:style>
    <style:style style:name="T3" style:family="text">
      <style:text-properties officeooo:rsid="0001744d"/>
    </style:style>
    <style:style style:name="T4" style:family="text">
      <style:text-properties officeooo:rsid="00025d5d"/>
    </style:style>
    <style:style style:name="T5" style:family="text">
      <style:text-properties officeooo:rsid="0003b310"/>
    </style:style>
    <style:style style:name="T6" style:family="text">
      <style:text-properties officeooo:rsid="00042b3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53d61"/>
    </style:style>
    <style:style style:name="T9" style:family="text">
      <style:text-properties officeooo:rsid="0006ad86"/>
    </style:style>
    <style:style style:name="T10" style:family="text">
      <style:text-properties style:font-name="Liberation Mono" fo:font-size="10pt" officeooo:rsid="0006ad86" style:font-name-asian="Nimbus Mono L" style:font-size-asian="10pt" style:font-name-complex="Liberation Mono" style:font-size-complex="10pt"/>
    </style:style>
    <style:style style:name="T11" style:family="text">
      <style:text-properties fo:color="#000000" style:font-name="Liberation Mono" fo:font-size="10pt" style:font-name-asian="Nimbus Mono L" style:font-size-asian="10pt" style:font-name-complex="Liberation Mono" style:font-size-complex="10pt"/>
    </style:style>
    <style:style style:name="T12" style:family="text">
      <style:text-properties fo:color="#000000" style:font-name="Liberation Mono" fo:font-size="10pt" officeooo:rsid="0006ad86" style:font-name-asian="Nimbus Mono L" style:font-size-asian="10pt" style:font-name-complex="Liberation Mono" style:font-size-complex="10pt"/>
    </style:style>
    <style:style style:name="T13" style:family="text">
      <style:text-properties fo:color="#000000" style:font-name="Liberation Mono" fo:font-size="10pt" officeooo:rsid="000bc2c3" style:font-name-asian="Nimbus Mono L" style:font-size-asian="10pt" style:font-name-complex="Liberation Mono" style:font-size-complex="10pt"/>
    </style:style>
    <style:style style:name="T14" style:family="text">
      <style:text-properties fo:color="#000000" style:font-name="Liberation Mono" fo:font-size="10pt" officeooo:rsid="000e13f5" style:font-name-asian="Nimbus Mono L" style:font-size-asian="10pt" style:font-name-complex="Liberation Mono" style:font-size-complex="10pt"/>
    </style:style>
    <style:style style:name="T15" style:family="text">
      <style:text-properties fo:color="#ff3300" fo:font-size="12pt" fo:font-weight="bold" style:font-size-asian="12pt" style:font-weight-asian="bold" style:font-size-complex="12pt" style:font-weight-complex="bold"/>
    </style:style>
    <style:style style:name="T16" style:family="text">
      <style:text-properties officeooo:rsid="000e13f5"/>
    </style:style>
    <style:style style:name="T17" style:family="text">
      <style:text-properties officeooo:rsid="000f6524"/>
    </style:style>
    <style:style style:name="T18" style:family="text">
      <style:text-properties officeooo:rsid="00185f57"/>
    </style:style>
    <style:style style:name="T19" style:family="text">
      <style:text-properties officeooo:rsid="001a67ac"/>
    </style:style>
    <style:style style:name="T20" style:family="text">
      <style:text-properties officeooo:rsid="00177de7"/>
    </style:style>
    <style:style style:name="T21" style:family="text">
      <style:text-properties officeooo:rsid="0024b51b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181_206521424"/>CallsManager<text:bookmark-end text:name="__DdeLink__1181_206521424"/>拨号处理流程<office:annotation><dc:creator>未知作者</dc:creator><dc:date>2019-05-08T17:36:56</dc:date><text:p text:style-name="P31"><text:span text:style-name="T22">packages/services/Telecomm/src/com/android/server/telecom/CallsManager.java</text:span></text:p></office:annotation></text:p>
      <text:p text:style-name="P1">承接上文：</text:p>
      <text:p text:style-name="P4">startOutgoingCall<text:span text:style-name="T1">：开始拨号前的准备工作</text:span></text:p>
      <text:p text:style-name="P3">placeOutgoingCall：继续传递拨号请求，实现将拨号请求发送给BP modem</text:p>
      <text:p text:style-name="P3"/>
      <text:p text:style-name="P10">InCallController继承CallsManagerListenerBase</text:p>
      <text:p text:style-name="P9">目的<text:span text:style-name="T8">：绑定到{@link IInCallService}并向{@link CallsManager}提供服务，通过该服务可以将更新发送到通话中应用。 此类由CallsManager创建并拥有，并保留与{@link IInCallService}的绑定（由in-call应用程序实现）。</text:span></text:p>
      <text:p text:style-name="P3"/>
      <text:p text:style-name="P7">&lt;Tips&gt;InCallController</text:p>
      <text:p text:style-name="P7"><text:tab/>InCallServiceConnection</text:p>
      <text:p text:style-name="P7"><text:tab/>CarSwappingInCallServiceConnection extends InCallServiceConnection</text:p>
      <text:p text:style-name="P7"><text:tab/>InCallServiceBindingConnection extends InCallServiceConnection</text:p>
      <text:p text:style-name="P7"><text:tab/>EmergencyInCallServiceConnection extends InCallServiceBindingConnection</text:p>
      <text:p text:style-name="P3"/>
      <text:p text:style-name="P3"/>
      <text:p text:style-name="P5">(1)<text:span text:style-name="T2">startOutgoingCall:创建</text:span>、更新和保存Call对象</text:p>
      <text:p text:style-name="P5">(2)addCall(call)：</text:p>
      <text:p text:style-name="P5">——Call对象设置Listener为CallManager对象</text:p>
      <text:p text:style-name="P5">——更新Call对象mIntentExtras属性</text:p>
      <text:p text:style-name="P5">——更新addCall状态</text:p>
      <text:p text:style-name="P5">——循环mListeners调用onCallAdded方法<text:span text:style-name="T3">，快速设置Call对象为前段通话，即第一路通话</text:span></text:p>
      <text:p text:style-name="P11">Tips：Listener中重点关注InCallController类</text:p>
      <text:p text:style-name="P6"><text:span text:style-name="T3">(3)onCallAdded：消息回调</text:span><text:span text:style-name="T3"><office:annotation><dc:creator>未知作者</dc:creator><dc:date>2019-05-08T10:10:51</dc:date><text:p text:style-name="P32"><text:span text:style-name="T22">packages/services/Telecomm/src/com/android/server/telecom/InCallController.java</text:span></text:p></office:annotation></text:span></text:p>
      <text:p text:style-name="P12">——bindToServices(call) <text:span text:style-name="T15">绑定服务</text:span>{</text:p>
      <text:p text:style-name="P6"><text:tab/>重点关注创建的<text:bookmark-start text:name="__DdeLink__251_1078649119"/><text:span text:style-name="T4">InCallServiceBindingConnection</text:span><text:bookmark-end text:name="__DdeLink__251_1078649119"/><text:span text:style-name="T4">对象</text:span></text:p>
      <text:p text:style-name="P8"><text:tab/>使用<text:span text:style-name="T5">CarSwappingInCallServiceConnection创建CarSwappingInCallServiceConnection对象：mInCallServiceConnection =new CarSwappingInCallServiceConnection(</text:span></text:p>
      <text:p text:style-name="P13"><text:tab/><text:tab/><text:tab/><text:tab/><text:tab/><text:tab/><text:tab/><text:tab/><text:tab/><text:tab/><text:tab/>systemInCall, carModeInCall);</text:p>
      <text:p text:style-name="P8"><text:tab/>获取当前car mode状态<text:span text:style-name="T5">，false是N6p，mInCallServiceConnection</text:span></text:p>
      <text:p text:style-name="P13"><text:tab/><text:tab/><text:tab/><text:tab/><text:tab/><text:tab/><text:tab/><text:tab/><text:tab/><text:tab/><text:tab/>.setCarMode(shouldUseCarModeUI());</text:p>
      <text:p text:style-name="P8"><text:tab/><text:span text:style-name="T6">&lt;</text:span>执行绑定<text:span text:style-name="T7">通话界面</text:span>InCallService服务的真实操作<text:span text:style-name="T6">&gt;</text:span></text:p>
      <text:p text:style-name="P9"><text:tab/><text:tab/><text:bookmark-start text:name="__DdeLink__185_1207847059"/><text:bookmark-start text:name="__DdeLink__253_1078649119"/><text:bookmark-start text:name="__DdeLink__189_1207847059"/><text:span text:style-name="T8">mInCallServiceConnection.connect(call)</text:span><text:bookmark-end text:name="__DdeLink__185_1207847059"/><text:bookmark-end text:name="__DdeLink__253_1078649119"/><text:bookmark-end text:name="__DdeLink__189_1207847059"/></text:p>
      <text:p text:style-name="P28">{</text:p>
      <text:p text:style-name="P21"><text:span text:style-name="T9"><text:tab/>对此connect分析可知：实际调用</text:span><text:span text:style-name="T10">的</text:span><text:span text:style-name="T12">是</text:span><text:bookmark-start text:name="__DdeLink__255_1078649119"/><text:span text:style-name="T12">InCallServiceBindingConnection</text:span><text:bookmark-end text:name="__DdeLink__255_1078649119"/><text:span text:style-name="T13">对象的connect方法，分析该方法的逻辑：</text:span></text:p>
      <text:p text:style-name="P23"><text:span text:style-name="T13">(</text:span><text:span text:style-name="T11">1)</text:span><text:span text:style-name="T14">InCallServiceBindingConnection类，其中</text:span><text:span text:style-name="T11">创建mServiceConnection对象，重写onServiceConnected、onServiceDisconnected</text:span></text:p>
      <text:p text:style-name="P24">(2)connect函数中，创建action为InCallService.SERVICE_INTERFACE的Intent对象，并更新Call相关关键信息</text:p>
      <text:p text:style-name="P25">(3)connect函数中，调用Android系统的<text:bookmark-start text:name="__DdeLink__257_1078649119"/><text:bookmark-start text:name="__DdeLink__259_1078649119"/><text:bookmark-start text:name="__DdeLink__267_1078649119"/><text:bookmark-start text:name="__DdeLink__269_1078649119"/><text:bookmark-start text:name="__DdeLink__271_1078649119"/><text:bookmark-start text:name="__DdeLink__273_1078649119"/>bindServiceAsUser<text:bookmark-end text:name="__DdeLink__257_1078649119"/><text:bookmark-end text:name="__DdeLink__259_1078649119"/><text:bookmark-end text:name="__DdeLink__267_1078649119"/><text:bookmark-end text:name="__DdeLink__269_1078649119"/><text:bookmark-end text:name="__DdeLink__271_1078649119"/><text:bookmark-end text:name="__DdeLink__273_1078649119"/><text:span text:style-name="T21">(Context里)</text:span>，绑定服务</text:p>
      <text:p text:style-name="P23"><text:span text:style-name="T11">(4)绑定成功后的系统回调mServiceConnection，其中执行</text:span><text:span text:style-name="T16">onConnected</text:span></text:p>
      <text:p text:style-name="P26">(5)最后发起InCallController.this.onConnect,调用当前的onConnect</text:p>
      <text:p text:style-name="P27">(6)onConnect中获取IInCallService服务并保存，并将之前保存的Call对象通过IInCallService发送出去</text:p>
      <text:p text:style-name="P28">}</text:p>
      <text:p text:style-name="P29"><text:tab/>&lt;连接到通话界面活动后，才执行连接<text:span text:style-name="T7">无界面</text:span>的IncallService服务&gt;<office:annotation><dc:creator>未知作者</dc:creator><dc:date>2019-05-08T13:54:37</dc:date><text:p text:style-name="P31"><text:span text:style-name="T22">frameworks/base/telecomm/java/android/telecom/InCallService.java</text:span></text:p></office:annotation></text:p>
      <text:p text:style-name="P9"><text:span text:style-name="T6"><text:tab/><text:tab/>connectToNonUiInCallServices(call);</text:span><text:tab/></text:p>
      <text:p text:style-name="P12">}</text:p>
      <text:p text:style-name="P6"/>
      <text:p text:style-name="P6">结<text:span text:style-name="T17">：Telecom应用完成了第一次绑定服务和对应服务的接口调用。</text:span></text:p>
      <text:p text:style-name="P14">拨号流程跟踪到这里-&gt;接下来回到Dialer的代码逻辑-&gt;InCallController通过绑定服务的方式，开启拨号流程的第二次跨进程访问，从Telecom应用的system_server进程再次回到Dialer应用的com.android.dialer应用</text:p>
      <text:p text:style-name="P14"/>
      <text:p text:style-name="P14"/>
      <text:p text:style-name="P14"/>
      <text:p text:style-name="P14"/>
      <text:p text:style-name="P14"/>
      <text:p text:style-name="P15"><text:soft-page-break/>至此已完成：</text:p>
      <text:p text:style-name="P16">第一次跨进程：Dialer调用Telecom，<text:span text:style-name="T18">从Dialer应用的com.android.dialer进程进入Telecom应用的system_server进程</text:span></text:p>
      <text:p text:style-name="P19">第二次跨进程：<text:span text:style-name="T20">Telecom绑定InCallService,</text:span>从Telecom应用的system_server进程回到Dialer应用的com.android.dialer进程（InCallService在Dialer里）</text:p>
      <text:p text:style-name="P17"/>
      <text:p text:style-name="P17"/>
      <text:p text:style-name="P18">当前所有操作的目的是：将Call对象（手机号，Intent等）拆分，传递，最终到：</text:p>
      <text:p text:style-name="P18"><text:span text:style-name="T19">(1)通话界面</text:span>InCallService <text:span text:style-name="T19">服务</text:span></text:p>
      <text:p text:style-name="P20">(2)<text:span text:style-name="T18">无界面的InCallService 服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9:09:50.596379213</meta:creation-date>
    <dc:date>2019-05-10T15:47:16.041039012</dc:date>
    <meta:editing-duration>PT6H2M20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662" meta:character-count="2173" meta:non-whitespace-character-count="2118"/>
  </office:meta>
</office:document-meta>
</file>